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e4d0" officeooo:paragraph-rsid="000be4d0"/>
    </style:style>
    <style:style style:name="P2" style:family="paragraph" style:parent-style-name="Standard">
      <style:paragraph-properties fo:text-align="center" style:justify-single-word="false"/>
      <style:text-properties officeooo:rsid="000be4d0" officeooo:paragraph-rsid="000be4d0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be4d0" officeooo:paragraph-rsid="000be4d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officeooo:rsid="000be4d0" officeooo:paragraph-rsid="000be4d0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fo:font-weight="bold" officeooo:rsid="000c0ade" officeooo:paragraph-rsid="000c0ade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officeooo:rsid="000d1c4e" officeooo:paragraph-rsid="000d1c4e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bold" officeooo:rsid="000dcd97" officeooo:paragraph-rsid="000dcd97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officeooo:rsid="000f7915" officeooo:paragraph-rsid="000f7915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0be4d0" officeooo:paragraph-rsid="000be4d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0c0ade" officeooo:paragraph-rsid="000c0ad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0d1c4e" officeooo:paragraph-rsid="000d1c4e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0dcd97" officeooo:paragraph-rsid="000dcd97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0f7915" officeooo:paragraph-rsid="000f7915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italic" fo:font-weight="bold" officeooo:rsid="000be4d0" officeooo:paragraph-rsid="000be4d0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c0ade"/>
    </style:style>
    <style:style style:name="T4" style:family="text">
      <style:text-properties officeooo:rsid="001176ed"/>
    </style:style>
    <style:style style:name="T5" style:family="text">
      <style:text-properties officeooo:rsid="0011a5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e Antonio Lorencio Abril<text:tab/></text:p>
      <text:p text:style-name="P1">2º PCEO</text:p>
      <text:p text:style-name="P1">Redes de Comunicaciones</text:p>
      <text:p text:style-name="P2"><text:span text:style-name="T5">7</text:span>ª Tarea: ICMP con wireshark</text:p>
      <text:p text:style-name="P2"/>
      <text:p text:style-name="P3">Paquetes <text:span text:style-name="T1">echo request </text:span><text:span text:style-name="T2">y </text:span><text:span text:style-name="T1">echo reply.</text:span></text:p>
      <text:p text:style-name="P14"/>
      <text:p text:style-name="P4">a) ¿Cuál es la dirección IP de tu host? ¿Cuál es la dirección IP del host destino?</text:p>
      <text:p text:style-name="P4"/>
      <text:p text:style-name="P9">La dirección IP de mi host es 192.168.0.117, y la del destino es 104.244.42.65.</text:p>
      <text:p text:style-name="P9"/>
      <text:p text:style-name="P4">b) ¿Por qué los paquetes ICMP no tienen ni puerto de origen ni de destino?</text:p>
      <text:p text:style-name="P4"/>
      <text:p text:style-name="P9">Porque el paquete ICMP <text:span text:style-name="T3">tiene esa información en la zona de datos.</text:span></text:p>
      <text:p text:style-name="P9"/>
      <text:p text:style-name="P5">c) Examina una de las solicitudes de <text:span text:style-name="T1">ping </text:span>enviadas por tu host. ¿Cuáles son los valores del campo <text:span text:style-name="T1">type </text:span>y del campo <text:span text:style-name="T1">code</text:span>?</text:p>
      <text:p text:style-name="P5"/>
      <text:p text:style-name="P10">Type : 8</text:p>
      <text:p text:style-name="P10">Code : 0</text:p>
      <text:p text:style-name="P10"/>
      <text:p text:style-name="P5">d) A continuación, examina una de las respuestas recibidas por tu host. ¿Cuáles son los valores del campo <text:span text:style-name="T1">type </text:span>y del campo <text:span text:style-name="T1">code</text:span>? ¿Cuál parece ser el uso de los campos <text:span text:style-name="T1">identifier </text:span><text:s/>y <text:span text:style-name="T1">sequence</text:span> en vista de ambos mensajes de solicitud y respuesta?</text:p>
      <text:p text:style-name="P5"/>
      <text:p text:style-name="P10">Type : 0</text:p>
      <text:p text:style-name="P10">Code : 0</text:p>
      <text:p text:style-name="P10"/>
      <text:p text:style-name="P11">Identifier sirve para poder identificar los reply asociados al request que lo solicitó.</text:p>
      <text:p text:style-name="P11"/>
      <text:p text:style-name="P6">Paquetes relacionados con el rechazo de conexiones.</text:p>
      <text:p text:style-name="P6"/>
      <text:p text:style-name="P6">e) ¿Cuál es la dirección IP de tu host? ¿Cuál es la dirección IP del host destino?</text:p>
      <text:p text:style-name="P6"/>
      <text:p text:style-name="P11">La mía es 192.168.0.117, y la del host destino es 155.54.204.49 para el primer comando utilizado, y 155.54.204.49 para el segundo.</text:p>
      <text:p text:style-name="P11"/>
      <text:p text:style-name="P6">f) ¿Qué protocolo de transporte se está utilizando para intentar establecer la conexión con el host destino?</text:p>
      <text:p text:style-name="P6"/>
      <text:p text:style-name="P12">UDP.</text:p>
      <text:p text:style-name="P12"/>
      <text:p text:style-name="P7">g) Examina el paquete ICMP devuelto por el host destino. ¿Cuáles son los valores del campo <text:span text:style-name="T1">type</text:span> y del campo <text:span text:style-name="T1">code</text:span>?</text:p>
      <text:p text:style-name="P12">Type : 3</text:p>
      <text:p text:style-name="P12">Code : 10</text:p>
      <text:p text:style-name="P12"/>
      <text:p text:style-name="P7">h) ¿Qué otra información contiene ese paquete ICMP? ¿A qué corresponde dicha información?</text:p>
      <text:p text:style-name="P7"/>
      <text:p text:style-name="P12">En la parte de datos lleva el mensaje HOLA que intentamos enviar.</text:p>
      <text:p text:style-name="P12"/>
      <text:p text:style-name="P12"><text:soft-page-break/></text:p>
      <text:p text:style-name="P7">Paquetes relacionados con el tiempo de vida.</text:p>
      <text:p text:style-name="P7"/>
      <text:p text:style-name="P8">i) ¿Cuál es la dirección IP del router que responde?</text:p>
      <text:p text:style-name="P8"/>
      <text:p text:style-name="P13">192.168.0.1</text:p>
      <text:p text:style-name="P13"/>
      <text:p text:style-name="P8">j) ¿Qué protocolo se está utilizando para mandar mensajes al host destino?</text:p>
      <text:p text:style-name="P11"/>
      <text:p text:style-name="P13">UDP</text:p>
      <text:p text:style-name="P13"/>
      <text:p text:style-name="P8">k) Examina el paquete ICMP devuelto por el router. ¿Cuáles son los valores del campo <text:span text:style-name="T1">type </text:span>y del campo <text:span text:style-name="T1">code</text:span>?</text:p>
      <text:p text:style-name="P8"/>
      <text:p text:style-name="P13">Type : 11</text:p>
      <text:p text:style-name="P13">Code : 0</text:p>
      <text:p text:style-name="P13"/>
      <text:p text:style-name="P8">l) ¿Qué otra información contiene ese paquete ICMP? ¿A qué corresponde dicha información?</text:p>
      <text:p text:style-name="P8"/>
      <text:p text:style-name="P13">En la zona de datos hay un mensaje : SUPERMAN. <text:span text:style-name="T4">También están los datos relativos a IP y UDP.</text:span></text:p>
      <text:p text:style-name="P10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9:02:38.775683833</meta:creation-date>
    <dc:date>2019-03-30T20:55:34.643095272</dc:date>
    <meta:editing-duration>PT54M34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2" meta:paragraph-count="36" meta:word-count="373" meta:character-count="2050" meta:non-whitespace-character-count="1711"/>
  </office:meta>
</office:document-meta>
</file>